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134a" officeooo:paragraph-rsid="0005134a" style:font-size-asian="12.25pt" style:font-size-complex="14pt"/>
    </style:style>
    <style:style style:name="P2" style:family="paragraph" style:parent-style-name="Standard">
      <style:paragraph-properties fo:text-align="center" style:justify-single-word="false"/>
      <style:text-properties fo:font-size="12pt" officeooo:rsid="0005134a" officeooo:paragraph-rsid="0005134a" style:font-size-asian="10.5pt" style:font-size-complex="12pt"/>
    </style:style>
    <style:style style:name="P3" style:family="paragraph" style:parent-style-name="Standard">
      <style:paragraph-properties fo:text-align="start" style:justify-single-word="false"/>
      <style:text-properties fo:font-size="12pt" officeooo:rsid="0005134a" officeooo:paragraph-rsid="0005134a" style:font-size-asian="10.5pt" style:font-size-complex="12pt"/>
    </style:style>
    <style:style style:name="P4" style:family="paragraph" style:parent-style-name="Preformatted_20_Text">
      <style:paragraph-properties fo:text-align="start" style:justify-single-word="false"/>
      <style:text-properties fo:font-size="12pt" officeooo:rsid="0005134a" officeooo:paragraph-rsid="0005134a" style:font-size-asian="10.5pt" style:font-size-complex="12pt"/>
    </style:style>
    <style:style style:name="P5" style:family="paragraph" style:parent-style-name="Preformatted_20_Text">
      <style:text-properties officeooo:rsid="00044bd2" officeooo:paragraph-rsid="0005134a"/>
    </style:style>
    <style:style style:name="P6" style:family="paragraph" style:parent-style-name="Preformatted_20_Text">
      <style:paragraph-properties fo:text-align="start" style:justify-single-word="false"/>
      <style:text-properties style:font-name="Liberation Serif" fo:font-size="12pt" officeooo:rsid="0005134a" officeooo:paragraph-rsid="0005134a" style:font-size-asian="10.5pt" style:font-size-complex="12pt"/>
    </style:style>
    <style:style style:name="P7" style:family="paragraph" style:parent-style-name="Preformatted_20_Text">
      <style:paragraph-properties fo:text-align="center" style:justify-single-word="false"/>
      <style:text-properties style:font-name="Liberation Serif" fo:font-size="12pt" officeooo:rsid="0005134a" officeooo:paragraph-rsid="0005134a" style:font-size-asian="12pt" style:font-size-complex="12pt"/>
    </style:style>
    <style:style style:name="T1" style:family="text">
      <style:text-properties officeooo:rsid="0005134a"/>
    </style:style>
    <style:style style:name="T2" style:family="text">
      <style:text-properties officeooo:rsid="0006e6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 </text:span>ème partie</text:p>
      <text:p text:style-name="P1"/>
      <text:p text:style-name="P1">ESSAIS des MOTEURS CC </text:p>
      <text:p text:style-name="P1"/>
      <text:p text:style-name="P2">Robot roulant 2016-2017</text:p>
      <text:p text:style-name="P3"/>
      <text:p text:style-name="P3">Ces essais se feront directement avec votre ordinateur personnel</text:p>
      <text:p text:style-name="P3"/>
      <text:p text:style-name="P3">1°- Relier votre ordinateur à l'aide du cordon USB ( kit Arduino ) à la carte Arduino,</text:p>
      <text:p text:style-name="P3">2°- Ouvrir le logiciel Arduino,</text:p>
      <text:p text:style-name="P3">3°- copier-coller le code suivant dans la fenêtre du logiciel Arduino</text:p>
      <text:p text:style-name="P3"/>
      <text:p text:style-name="P5">int E1 = 5;</text:p>
      <text:p text:style-name="P5">int M1 = 4;</text:p>
      <text:p text:style-name="P5">int E2 = 6; <text:s text:c="24"/></text:p>
      <text:p text:style-name="P5">int M2 = 7; <text:s text:c="26"/></text:p>
      <text:p text:style-name="P5"/>
      <text:p text:style-name="P5">void setup() </text:p>
      <text:p text:style-name="P5">{ </text:p>
      <text:p text:style-name="P5"><text:s text:c="4"/>pinMode(M1, OUTPUT); <text:s text:c="2"/></text:p>
      <text:p text:style-name="P5"><text:s text:c="4"/>pinMode(M2, OUTPUT); </text:p>
      <text:p text:style-name="P5">} </text:p>
      <text:p text:style-name="P5"/>
      <text:p text:style-name="P5">void loop() </text:p>
      <text:p text:style-name="P5">{ </text:p>
      <text:p text:style-name="P5"><text:s text:c="2"/>int value;</text:p>
      <text:p text:style-name="P5"><text:s text:c="2"/>for(value = 0 ; value &lt;= 255; value+=5) </text:p>
      <text:p text:style-name="P5"><text:s text:c="2"/>{ </text:p>
      <text:p text:style-name="P5"><text:s text:c="4"/>digitalWrite(M1,HIGH); <text:s text:c="2"/></text:p>
      <text:p text:style-name="P5"><text:s text:c="4"/>digitalWrite(M2,HIGH); <text:s text:c="6"/></text:p>
      <text:p text:style-name="P5"><text:s text:c="4"/>analogWrite(E1, value); <text:s text:c="2"/>//PWM Speed Control</text:p>
      <text:p text:style-name="P5"><text:s text:c="4"/>analogWrite(E2, value); <text:s text:c="2"/>//PWM Speed Control</text:p>
      <text:p text:style-name="P5"><text:s text:c="4"/>delay(30); </text:p>
      <text:p text:style-name="P5"><text:s text:c="2"/>}</text:p>
      <text:p text:style-name="P5"><text:span text:style-name="T1">}</text:span> <text:s/></text:p>
      <text:p text:style-name="P4"/>
      <text:p text:style-name="P6">Après vérification, téléverser ce code dans la carte Arduino ...les moteurs doivent tourner en marche AV. Si l'un d'eux tourne en sens inverse, inverser sa liaison avec le module de cde.</text:p>
      <text:p text:style-name="P6"/>
      <text:p text:style-name="P6"/>
      <text:p text:style-name="P7"/>
      <text:p text:style-name="P7"/>
      <text:p text:style-name="P7">FIN de la <text:span text:style-name="T2">3 </text:span>ème PARTI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py56 </meta:initial-creator>
    <meta:creation-date>2017-03-31T16:18:11.590561992</meta:creation-date>
    <dc:date>2017-03-31T16:50:20.475126631</dc:date>
    <dc:creator>papy56 </dc:creator>
    <meta:editing-duration>PT2M29S</meta:editing-duration>
    <meta:editing-cycles>2</meta:editing-cycles>
    <meta:generator>LibreOffice/4.2.8.2$Linux_X86_64 LibreOffice_project/420m0$Build-2</meta:generator>
    <meta:document-statistic meta:table-count="0" meta:image-count="0" meta:object-count="0" meta:page-count="1" meta:paragraph-count="30" meta:word-count="142" meta:character-count="933" meta:non-whitespace-character-count="704"/>
  </office:meta>
</office:document-meta>
</file>